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782631" calcext:value-type="float">
            <text:p>32.782631</text:p>
          </table:table-cell>
          <table:table-cell office:value-type="float" office:value="-175.420135" calcext:value-type="float">
            <text:p>-175.420135</text:p>
          </table:table-cell>
          <table:table-cell office:value-type="float" office:value="-175.382538" calcext:value-type="float">
            <text:p>-175.382538</text:p>
          </table:table-cell>
          <table:table-cell office:value-type="float" office:value="-175.380661" calcext:value-type="float">
            <text:p>-175.380661</text:p>
          </table:table-cell>
          <table:table-cell office:value-type="float" office:value="-175.382919" calcext:value-type="float">
            <text:p>-175.382919</text:p>
          </table:table-cell>
        </table:table-row>
        <table:table-row table:style-name="ro1">
          <table:table-cell office:value-type="float" office:value="33.098629" calcext:value-type="float">
            <text:p>33.098629</text:p>
          </table:table-cell>
          <table:table-cell office:value-type="float" office:value="-175.271484" calcext:value-type="float">
            <text:p>-175.271484</text:p>
          </table:table-cell>
          <table:table-cell office:value-type="float" office:value="-175.251556" calcext:value-type="float">
            <text:p>-175.251556</text:p>
          </table:table-cell>
          <table:table-cell office:value-type="float" office:value="-175.250305" calcext:value-type="float">
            <text:p>-175.250305</text:p>
          </table:table-cell>
          <table:table-cell office:value-type="float" office:value="-175.251526" calcext:value-type="float">
            <text:p>-175.251526</text:p>
          </table:table-cell>
        </table:table-row>
        <table:table-row table:style-name="ro1">
          <table:table-cell office:value-type="float" office:value="33.447372" calcext:value-type="float">
            <text:p>33.447372</text:p>
          </table:table-cell>
          <table:table-cell office:value-type="float" office:value="-175.095901" calcext:value-type="float">
            <text:p>-175.095901</text:p>
          </table:table-cell>
          <table:table-cell office:value-type="float" office:value="-175.106995" calcext:value-type="float">
            <text:p>-175.106995</text:p>
          </table:table-cell>
          <table:table-cell office:value-type="float" office:value="-175.106293" calcext:value-type="float">
            <text:p>-175.106293</text:p>
          </table:table-cell>
          <table:table-cell office:value-type="float" office:value="-175.106812" calcext:value-type="float">
            <text:p>-175.106812</text:p>
          </table:table-cell>
        </table:table-row>
        <table:table-row table:style-name="ro1">
          <table:table-cell office:value-type="float" office:value="33.749004" calcext:value-type="float">
            <text:p>33.749004</text:p>
          </table:table-cell>
          <table:table-cell office:value-type="float" office:value="-174.952591" calcext:value-type="float">
            <text:p>-174.952591</text:p>
          </table:table-cell>
          <table:table-cell office:value-type="float" office:value="-174.981979" calcext:value-type="float">
            <text:p>-174.981979</text:p>
          </table:table-cell>
          <table:table-cell office:value-type="float" office:value="-174.981628" calcext:value-type="float">
            <text:p>-174.981628</text:p>
          </table:table-cell>
          <table:table-cell office:value-type="float" office:value="-174.981812" calcext:value-type="float">
            <text:p>-174.981812</text:p>
          </table:table-cell>
        </table:table-row>
        <table:table-row table:style-name="ro1">
          <table:table-cell office:value-type="float" office:value="33.902363" calcext:value-type="float">
            <text:p>33.902363</text:p>
          </table:table-cell>
          <table:table-cell office:value-type="float" office:value="-174.879562" calcext:value-type="float">
            <text:p>-174.879562</text:p>
          </table:table-cell>
          <table:table-cell office:value-type="float" office:value="-174.918411" calcext:value-type="float">
            <text:p>-174.918411</text:p>
          </table:table-cell>
          <table:table-cell office:value-type="float" office:value="-174.918198" calcext:value-type="float">
            <text:p>-174.918198</text:p>
          </table:table-cell>
          <table:table-cell office:value-type="float" office:value="-174.918289" calcext:value-type="float">
            <text:p>-174.918289</text:p>
          </table:table-cell>
        </table:table-row>
        <table:table-row table:style-name="ro1">
          <table:table-cell office:value-type="float" office:value="33.983418" calcext:value-type="float">
            <text:p>33.983418</text:p>
          </table:table-cell>
          <table:table-cell office:value-type="float" office:value="-174.836914" calcext:value-type="float">
            <text:p>-174.836914</text:p>
          </table:table-cell>
          <table:table-cell office:value-type="float" office:value="-174.884811" calcext:value-type="float">
            <text:p>-174.884811</text:p>
          </table:table-cell>
          <table:table-cell office:value-type="float" office:value="-174.884644" calcext:value-type="float">
            <text:p>-174.884644</text:p>
          </table:table-cell>
          <table:table-cell office:value-type="float" office:value="-174.884705" calcext:value-type="float">
            <text:p>-174.884705</text:p>
          </table:table-cell>
        </table:table-row>
        <table:table-row table:style-name="ro1">
          <table:table-cell office:value-type="float" office:value="34.060894" calcext:value-type="float">
            <text:p>34.060894</text:p>
          </table:table-cell>
          <table:table-cell office:value-type="float" office:value="-174.809006" calcext:value-type="float">
            <text:p>-174.809006</text:p>
          </table:table-cell>
          <table:table-cell office:value-type="float" office:value="-174.852707" calcext:value-type="float">
            <text:p>-174.852707</text:p>
          </table:table-cell>
          <table:table-cell office:value-type="float" office:value="-174.852585" calcext:value-type="float">
            <text:p>-174.852585</text:p>
          </table:table-cell>
          <table:table-cell office:value-type="float" office:value="-174.852615" calcext:value-type="float">
            <text:p>-174.852615</text:p>
          </table:table-cell>
        </table:table-row>
        <table:table-row table:style-name="ro1">
          <table:table-cell office:value-type="float" office:value="34.138012" calcext:value-type="float">
            <text:p>34.138012</text:p>
          </table:table-cell>
          <table:table-cell office:value-type="float" office:value="-174.78418" calcext:value-type="float">
            <text:p>-174.78418</text:p>
          </table:table-cell>
          <table:table-cell office:value-type="float" office:value="-174.82074" calcext:value-type="float">
            <text:p>-174.82074</text:p>
          </table:table-cell>
          <table:table-cell office:value-type="float" office:value="-174.820663" calcext:value-type="float">
            <text:p>-174.820663</text:p>
          </table:table-cell>
          <table:table-cell office:value-type="float" office:value="-174.820679" calcext:value-type="float">
            <text:p>-174.820679</text:p>
          </table:table-cell>
        </table:table-row>
        <table:table-row table:style-name="ro1">
          <table:table-cell office:value-type="float" office:value="34.1936" calcext:value-type="float">
            <text:p>34.1936</text:p>
          </table:table-cell>
          <table:table-cell office:value-type="float" office:value="-174.77977" calcext:value-type="float">
            <text:p>-174.77977</text:p>
          </table:table-cell>
          <table:table-cell office:value-type="float" office:value="-174.797699" calcext:value-type="float">
            <text:p>-174.797699</text:p>
          </table:table-cell>
          <table:table-cell office:value-type="float" office:value="-174.797638" calcext:value-type="float">
            <text:p>-174.797638</text:p>
          </table:table-cell>
          <table:table-cell office:value-type="float" office:value="-174.797653" calcext:value-type="float">
            <text:p>-174.797653</text:p>
          </table:table-cell>
        </table:table-row>
        <table:table-row table:style-name="ro1">
          <table:table-cell office:value-type="float" office:value="34.234932" calcext:value-type="float">
            <text:p>34.234932</text:p>
          </table:table-cell>
          <table:table-cell office:value-type="float" office:value="-174.802078" calcext:value-type="float">
            <text:p>-174.802078</text:p>
          </table:table-cell>
          <table:table-cell office:value-type="float" office:value="-174.780563" calcext:value-type="float">
            <text:p>-174.780563</text:p>
          </table:table-cell>
          <table:table-cell table:number-columns-repeated="2" office:value-type="float" office:value="-174.780518" calcext:value-type="float">
            <text:p>-174.780518</text:p>
          </table:table-cell>
        </table:table-row>
        <table:table-row table:style-name="ro1">
          <table:table-cell office:value-type="float" office:value="34.247047" calcext:value-type="float">
            <text:p>34.247047</text:p>
          </table:table-cell>
          <table:table-cell office:value-type="float" office:value="-174.819824" calcext:value-type="float">
            <text:p>-174.819824</text:p>
          </table:table-cell>
          <table:table-cell office:value-type="float" office:value="-174.775543" calcext:value-type="float">
            <text:p>-174.775543</text:p>
          </table:table-cell>
          <table:table-cell table:number-columns-repeated="2" office:value-type="float" office:value="-174.775513" calcext:value-type="float">
            <text:p>-174.775513</text:p>
          </table:table-cell>
        </table:table-row>
        <table:table-row table:style-name="ro1">
          <table:table-cell office:value-type="float" office:value="34.249054" calcext:value-type="float">
            <text:p>34.249054</text:p>
          </table:table-cell>
          <table:table-cell office:value-type="float" office:value="-174.826569" calcext:value-type="float">
            <text:p>-174.826569</text:p>
          </table:table-cell>
          <table:table-cell office:value-type="float" office:value="-174.774719" calcext:value-type="float">
            <text:p>-174.774719</text:p>
          </table:table-cell>
          <table:table-cell table:number-columns-repeated="2" office:value-type="float" office:value="-174.774689" calcext:value-type="float">
            <text:p>-174.774689</text:p>
          </table:table-cell>
        </table:table-row>
        <table:table-row table:style-name="ro1">
          <table:table-cell office:value-type="float" office:value="34.249378" calcext:value-type="float">
            <text:p>34.249378</text:p>
          </table:table-cell>
          <table:table-cell office:value-type="float" office:value="-174.827667" calcext:value-type="float">
            <text:p>-174.827667</text:p>
          </table:table-cell>
          <table:table-cell office:value-type="float" office:value="-174.774582" calcext:value-type="float">
            <text:p>-174.774582</text:p>
          </table:table-cell>
          <table:table-cell table:number-columns-repeated="2" office:value-type="float" office:value="-174.774551" calcext:value-type="float">
            <text:p>-174.774551</text:p>
          </table:table-cell>
        </table:table-row>
        <table:table-row table:style-name="ro1">
          <table:table-cell office:value-type="float" office:value="34.249691" calcext:value-type="float">
            <text:p>34.249691</text:p>
          </table:table-cell>
          <table:table-cell office:value-type="float" office:value="-174.826996" calcext:value-type="float">
            <text:p>-174.826996</text:p>
          </table:table-cell>
          <table:table-cell office:value-type="float" office:value="-174.774445" calcext:value-type="float">
            <text:p>-174.774445</text:p>
          </table:table-cell>
          <table:table-cell table:number-columns-repeated="2" office:value-type="float" office:value="-174.774414" calcext:value-type="float">
            <text:p>-174.774414</text:p>
          </table:table-cell>
        </table:table-row>
        <table:table-row table:style-name="ro1">
          <table:table-cell office:value-type="float" office:value="34.250004" calcext:value-type="float">
            <text:p>34.250004</text:p>
          </table:table-cell>
          <table:table-cell office:value-type="float" office:value="-174.827408" calcext:value-type="float">
            <text:p>-174.827408</text:p>
          </table:table-cell>
          <table:table-cell office:value-type="float" office:value="-174.774323" calcext:value-type="float">
            <text:p>-174.774323</text:p>
          </table:table-cell>
          <table:table-cell table:number-columns-repeated="2" office:value-type="float" office:value="-174.774292" calcext:value-type="float">
            <text:p>-174.774292</text:p>
          </table:table-cell>
        </table:table-row>
        <table:table-row table:style-name="ro1">
          <table:table-cell office:value-type="float" office:value="34.250317" calcext:value-type="float">
            <text:p>34.250317</text:p>
          </table:table-cell>
          <table:table-cell office:value-type="float" office:value="-174.826767" calcext:value-type="float">
            <text:p>-174.826767</text:p>
          </table:table-cell>
          <table:table-cell office:value-type="float" office:value="-174.774185" calcext:value-type="float">
            <text:p>-174.774185</text:p>
          </table:table-cell>
          <table:table-cell table:number-columns-repeated="2" office:value-type="float" office:value="-174.774155" calcext:value-type="float">
            <text:p>-174.774155</text:p>
          </table:table-cell>
        </table:table-row>
        <table:table-row table:style-name="ro1">
          <table:table-cell office:value-type="float" office:value="34.250629" calcext:value-type="float">
            <text:p>34.250629</text:p>
          </table:table-cell>
          <table:table-cell office:value-type="float" office:value="-174.827362" calcext:value-type="float">
            <text:p>-174.827362</text:p>
          </table:table-cell>
          <table:table-cell office:value-type="float" office:value="-174.774063" calcext:value-type="float">
            <text:p>-174.774063</text:p>
          </table:table-cell>
          <table:table-cell table:number-columns-repeated="2" office:value-type="float" office:value="-174.774033" calcext:value-type="float">
            <text:p>-174.774033</text:p>
          </table:table-cell>
        </table:table-row>
        <table:table-row table:style-name="ro1">
          <table:table-cell office:value-type="float" office:value="34.250942" calcext:value-type="float">
            <text:p>34.250942</text:p>
          </table:table-cell>
          <table:table-cell office:value-type="float" office:value="-174.827805" calcext:value-type="float">
            <text:p>-174.827805</text:p>
          </table:table-cell>
          <table:table-cell office:value-type="float" office:value="-174.773926" calcext:value-type="float">
            <text:p>-174.773926</text:p>
          </table:table-cell>
          <table:table-cell table:number-columns-repeated="2" office:value-type="float" office:value="-174.773895" calcext:value-type="float">
            <text:p>-174.773895</text:p>
          </table:table-cell>
        </table:table-row>
        <table:table-row table:style-name="ro1">
          <table:table-cell office:value-type="float" office:value="34.251255" calcext:value-type="float">
            <text:p>34.251255</text:p>
          </table:table-cell>
          <table:table-cell office:value-type="float" office:value="-174.827103" calcext:value-type="float">
            <text:p>-174.827103</text:p>
          </table:table-cell>
          <table:table-cell office:value-type="float" office:value="-174.773804" calcext:value-type="float">
            <text:p>-174.773804</text:p>
          </table:table-cell>
          <table:table-cell table:number-columns-repeated="2" office:value-type="float" office:value="-174.773773" calcext:value-type="float">
            <text:p>-174.773773</text:p>
          </table:table-cell>
        </table:table-row>
        <table:table-row table:style-name="ro1">
          <table:table-cell office:value-type="float" office:value="34.251568" calcext:value-type="float">
            <text:p>34.251568</text:p>
          </table:table-cell>
          <table:table-cell office:value-type="float" office:value="-174.827621" calcext:value-type="float">
            <text:p>-174.827621</text:p>
          </table:table-cell>
          <table:table-cell office:value-type="float" office:value="-174.773666" calcext:value-type="float">
            <text:p>-174.773666</text:p>
          </table:table-cell>
          <table:table-cell table:number-columns-repeated="2" office:value-type="float" office:value="-174.773636" calcext:value-type="float">
            <text:p>-174.773636</text:p>
          </table:table-cell>
        </table:table-row>
        <table:table-row table:style-name="ro1">
          <table:table-cell office:value-type="float" office:value="34.251945" calcext:value-type="float">
            <text:p>34.251945</text:p>
          </table:table-cell>
          <table:table-cell office:value-type="float" office:value="-174.825348" calcext:value-type="float">
            <text:p>-174.825348</text:p>
          </table:table-cell>
          <table:table-cell office:value-type="float" office:value="-174.773514" calcext:value-type="float">
            <text:p>-174.773514</text:p>
          </table:table-cell>
          <table:table-cell table:number-columns-repeated="2" office:value-type="float" office:value="-174.773483" calcext:value-type="float">
            <text:p>-174.773483</text:p>
          </table:table-cell>
        </table:table-row>
        <table:table-row table:style-name="ro1">
          <table:table-cell office:value-type="float" office:value="34.254566" calcext:value-type="float">
            <text:p>34.254566</text:p>
          </table:table-cell>
          <table:table-cell office:value-type="float" office:value="-174.811859" calcext:value-type="float">
            <text:p>-174.811859</text:p>
          </table:table-cell>
          <table:table-cell office:value-type="float" office:value="-174.77243" calcext:value-type="float">
            <text:p>-174.77243</text:p>
          </table:table-cell>
          <table:table-cell table:number-columns-repeated="2" office:value-type="float" office:value="-174.7724" calcext:value-type="float">
            <text:p>-174.7724</text:p>
          </table:table-cell>
        </table:table-row>
        <table:table-row table:style-name="ro1">
          <table:table-cell office:value-type="float" office:value="34.26445" calcext:value-type="float">
            <text:p>34.26445</text:p>
          </table:table-cell>
          <table:table-cell office:value-type="float" office:value="-174.786224" calcext:value-type="float">
            <text:p>-174.786224</text:p>
          </table:table-cell>
          <table:table-cell office:value-type="float" office:value="-174.768326" calcext:value-type="float">
            <text:p>-174.768326</text:p>
          </table:table-cell>
          <table:table-cell table:number-columns-repeated="2" office:value-type="float" office:value="-174.768295" calcext:value-type="float">
            <text:p>-174.768295</text:p>
          </table:table-cell>
        </table:table-row>
        <table:table-row table:style-name="ro1">
          <table:table-cell office:value-type="float" office:value="34.289936" calcext:value-type="float">
            <text:p>34.289936</text:p>
          </table:table-cell>
          <table:table-cell office:value-type="float" office:value="-174.767746" calcext:value-type="float">
            <text:p>-174.767746</text:p>
          </table:table-cell>
          <table:table-cell office:value-type="float" office:value="-174.757767" calcext:value-type="float">
            <text:p>-174.757767</text:p>
          </table:table-cell>
          <table:table-cell table:number-columns-repeated="2" office:value-type="float" office:value="-174.757736" calcext:value-type="float">
            <text:p>-174.757736</text:p>
          </table:table-cell>
        </table:table-row>
        <table:table-row table:style-name="ro1">
          <table:table-cell office:value-type="float" office:value="34.327381" calcext:value-type="float">
            <text:p>34.327381</text:p>
          </table:table-cell>
          <table:table-cell office:value-type="float" office:value="-174.750458" calcext:value-type="float">
            <text:p>-174.750458</text:p>
          </table:table-cell>
          <table:table-cell office:value-type="float" office:value="-174.742249" calcext:value-type="float">
            <text:p>-174.742249</text:p>
          </table:table-cell>
          <table:table-cell table:number-columns-repeated="2" office:value-type="float" office:value="-174.742233" calcext:value-type="float">
            <text:p>-174.742233</text:p>
          </table:table-cell>
        </table:table-row>
        <table:table-row table:style-name="ro1">
          <table:table-cell office:value-type="float" office:value="34.395901" calcext:value-type="float">
            <text:p>34.395901</text:p>
          </table:table-cell>
          <table:table-cell office:value-type="float" office:value="-174.734146" calcext:value-type="float">
            <text:p>-174.734146</text:p>
          </table:table-cell>
          <table:table-cell table:number-columns-repeated="3" office:value-type="float" office:value="-174.713852" calcext:value-type="float">
            <text:p>-174.713852</text:p>
          </table:table-cell>
        </table:table-row>
        <table:table-row table:style-name="ro1">
          <table:table-cell office:value-type="float" office:value="34.469242" calcext:value-type="float">
            <text:p>34.469242</text:p>
          </table:table-cell>
          <table:table-cell office:value-type="float" office:value="-174.701157" calcext:value-type="float">
            <text:p>-174.701157</text:p>
          </table:table-cell>
          <table:table-cell table:number-columns-repeated="3" office:value-type="float" office:value="-174.683441" calcext:value-type="float">
            <text:p>-174.683441</text:p>
          </table:table-cell>
        </table:table-row>
        <table:table-row table:style-name="ro1">
          <table:table-cell office:value-type="float" office:value="34.597321" calcext:value-type="float">
            <text:p>34.597321</text:p>
          </table:table-cell>
          <table:table-cell office:value-type="float" office:value="-174.614166" calcext:value-type="float">
            <text:p>-174.614166</text:p>
          </table:table-cell>
          <table:table-cell office:value-type="float" office:value="-174.630356" calcext:value-type="float">
            <text:p>-174.630356</text:p>
          </table:table-cell>
          <table:table-cell table:number-columns-repeated="2" office:value-type="float" office:value="-174.630341" calcext:value-type="float">
            <text:p>-174.630341</text:p>
          </table:table-cell>
        </table:table-row>
        <table:table-row table:style-name="ro1">
          <table:table-cell office:value-type="float" office:value="35.128105" calcext:value-type="float">
            <text:p>35.128105</text:p>
          </table:table-cell>
          <table:table-cell office:value-type="float" office:value="-174.445099" calcext:value-type="float">
            <text:p>-174.445099</text:p>
          </table:table-cell>
          <table:table-cell office:value-type="float" office:value="-174.410355" calcext:value-type="float">
            <text:p>-174.410355</text:p>
          </table:table-cell>
          <table:table-cell office:value-type="float" office:value="-174.41008" calcext:value-type="float">
            <text:p>-174.41008</text:p>
          </table:table-cell>
          <table:table-cell office:value-type="float" office:value="-174.409958" calcext:value-type="float">
            <text:p>-174.409958</text:p>
          </table:table-cell>
        </table:table-row>
        <table:table-row table:style-name="ro1">
          <table:table-cell office:value-type="float" office:value="35.915936" calcext:value-type="float">
            <text:p>35.915936</text:p>
          </table:table-cell>
          <table:table-cell office:value-type="float" office:value="-174.127029" calcext:value-type="float">
            <text:p>-174.127029</text:p>
          </table:table-cell>
          <table:table-cell office:value-type="float" office:value="-174.083801" calcext:value-type="float">
            <text:p>-174.083801</text:p>
          </table:table-cell>
          <table:table-cell office:value-type="float" office:value="-174.082474" calcext:value-type="float">
            <text:p>-174.082474</text:p>
          </table:table-cell>
          <table:table-cell office:value-type="float" office:value="-174.081131" calcext:value-type="float">
            <text:p>-174.081131</text:p>
          </table:table-cell>
        </table:table-row>
        <table:table-row table:style-name="ro1">
          <table:table-cell office:value-type="float" office:value="36.829586" calcext:value-type="float">
            <text:p>36.829586</text:p>
          </table:table-cell>
          <table:table-cell office:value-type="float" office:value="-173.712921" calcext:value-type="float">
            <text:p>-173.712921</text:p>
          </table:table-cell>
          <table:table-cell office:value-type="float" office:value="-173.705109" calcext:value-type="float">
            <text:p>-173.705109</text:p>
          </table:table-cell>
          <table:table-cell office:value-type="float" office:value="-173.701538" calcext:value-type="float">
            <text:p>-173.701538</text:p>
          </table:table-cell>
          <table:table-cell office:value-type="float" office:value="-173.695618" calcext:value-type="float">
            <text:p>-173.695618</text:p>
          </table:table-cell>
        </table:table-row>
        <table:table-row table:style-name="ro1">
          <table:table-cell office:value-type="float" office:value="37.895199" calcext:value-type="float">
            <text:p>37.895199</text:p>
          </table:table-cell>
          <table:table-cell office:value-type="float" office:value="-173.233337" calcext:value-type="float">
            <text:p>-173.233337</text:p>
          </table:table-cell>
          <table:table-cell office:value-type="float" office:value="-173.263428" calcext:value-type="float">
            <text:p>-173.263428</text:p>
          </table:table-cell>
          <table:table-cell office:value-type="float" office:value="-173.255875" calcext:value-type="float">
            <text:p>-173.255875</text:p>
          </table:table-cell>
          <table:table-cell office:value-type="float" office:value="-173.237671" calcext:value-type="float">
            <text:p>-173.237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5T08:02:06.455767341</dc:date>
    <meta:editing-duration>PT6H26M56S</meta:editing-duration>
    <meta:editing-cycles>40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67cm" svg:y="14.586cm" style:legend-expansion="high" chart:style-name="ch2"/>
        <chart:plot-area chart:style-name="ch3" table:cell-range-address="Sheet1.A2:Sheet1.E33 Sheet1.B1:Sheet1.E1" chart:data-source-has-labels="row" svg:x="0.69cm" svg:y="0.625cm" svg:width="30.387cm" svg:height="30.015cm">
          <chart:coordinate-region svg:x="1.894cm" svg:y="0.824cm" svg:width="28.996cm" svg:height="29.6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82631">
                <text:p>32.782631</text:p>
                <draw:g>
                  <svg:desc>Sheet1.A2:Sheet1.A33</svg:desc>
                </draw:g>
              </table:table-cell>
              <table:table-cell office:value-type="float" office:value="-175.420135">
                <text:p>-175.420135</text:p>
                <draw:g>
                  <svg:desc>Sheet1.B2:Sheet1.B33</svg:desc>
                </draw:g>
              </table:table-cell>
              <table:table-cell office:value-type="float" office:value="-175.382538">
                <text:p>-175.382538</text:p>
                <draw:g>
                  <svg:desc>Sheet1.C2:Sheet1.C33</svg:desc>
                </draw:g>
              </table:table-cell>
              <table:table-cell office:value-type="float" office:value="-175.380661">
                <text:p>-175.380661</text:p>
                <draw:g>
                  <svg:desc>Sheet1.D2:Sheet1.D33</svg:desc>
                </draw:g>
              </table:table-cell>
              <table:table-cell office:value-type="float" office:value="-175.382919">
                <text:p>-175.382919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98629">
                <text:p>33.098629</text:p>
              </table:table-cell>
              <table:table-cell office:value-type="float" office:value="-175.271484">
                <text:p>-175.271484</text:p>
              </table:table-cell>
              <table:table-cell office:value-type="float" office:value="-175.251556">
                <text:p>-175.251556</text:p>
              </table:table-cell>
              <table:table-cell office:value-type="float" office:value="-175.250305">
                <text:p>-175.250305</text:p>
              </table:table-cell>
              <table:table-cell office:value-type="float" office:value="-175.251526">
                <text:p>-175.251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47372">
                <text:p>33.447372</text:p>
              </table:table-cell>
              <table:table-cell office:value-type="float" office:value="-175.095901">
                <text:p>-175.095901</text:p>
              </table:table-cell>
              <table:table-cell office:value-type="float" office:value="-175.106995">
                <text:p>-175.106995</text:p>
              </table:table-cell>
              <table:table-cell office:value-type="float" office:value="-175.106293">
                <text:p>-175.106293</text:p>
              </table:table-cell>
              <table:table-cell office:value-type="float" office:value="-175.106812">
                <text:p>-175.106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49004">
                <text:p>33.749004</text:p>
              </table:table-cell>
              <table:table-cell office:value-type="float" office:value="-174.952591">
                <text:p>-174.952591</text:p>
              </table:table-cell>
              <table:table-cell office:value-type="float" office:value="-174.981979">
                <text:p>-174.981979</text:p>
              </table:table-cell>
              <table:table-cell office:value-type="float" office:value="-174.981628">
                <text:p>-174.981628</text:p>
              </table:table-cell>
              <table:table-cell office:value-type="float" office:value="-174.981812">
                <text:p>-174.98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902363">
                <text:p>33.902363</text:p>
              </table:table-cell>
              <table:table-cell office:value-type="float" office:value="-174.879562">
                <text:p>-174.879562</text:p>
              </table:table-cell>
              <table:table-cell office:value-type="float" office:value="-174.918411">
                <text:p>-174.918411</text:p>
              </table:table-cell>
              <table:table-cell office:value-type="float" office:value="-174.918198">
                <text:p>-174.918198</text:p>
              </table:table-cell>
              <table:table-cell office:value-type="float" office:value="-174.918289">
                <text:p>-174.91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983418">
                <text:p>33.983418</text:p>
              </table:table-cell>
              <table:table-cell office:value-type="float" office:value="-174.836914">
                <text:p>-174.836914</text:p>
              </table:table-cell>
              <table:table-cell office:value-type="float" office:value="-174.884811">
                <text:p>-174.884811</text:p>
              </table:table-cell>
              <table:table-cell office:value-type="float" office:value="-174.884644">
                <text:p>-174.884644</text:p>
              </table:table-cell>
              <table:table-cell office:value-type="float" office:value="-174.884705">
                <text:p>-174.884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060894">
                <text:p>34.060894</text:p>
              </table:table-cell>
              <table:table-cell office:value-type="float" office:value="-174.809006">
                <text:p>-174.809006</text:p>
              </table:table-cell>
              <table:table-cell office:value-type="float" office:value="-174.852707">
                <text:p>-174.852707</text:p>
              </table:table-cell>
              <table:table-cell office:value-type="float" office:value="-174.852585">
                <text:p>-174.852585</text:p>
              </table:table-cell>
              <table:table-cell office:value-type="float" office:value="-174.852615">
                <text:p>-174.852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138012">
                <text:p>34.138012</text:p>
              </table:table-cell>
              <table:table-cell office:value-type="float" office:value="-174.78418">
                <text:p>-174.78418</text:p>
              </table:table-cell>
              <table:table-cell office:value-type="float" office:value="-174.82074">
                <text:p>-174.82074</text:p>
              </table:table-cell>
              <table:table-cell office:value-type="float" office:value="-174.820663">
                <text:p>-174.820663</text:p>
              </table:table-cell>
              <table:table-cell office:value-type="float" office:value="-174.820679">
                <text:p>-174.82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1936">
                <text:p>34.1936</text:p>
              </table:table-cell>
              <table:table-cell office:value-type="float" office:value="-174.77977">
                <text:p>-174.77977</text:p>
              </table:table-cell>
              <table:table-cell office:value-type="float" office:value="-174.797699">
                <text:p>-174.797699</text:p>
              </table:table-cell>
              <table:table-cell office:value-type="float" office:value="-174.797638">
                <text:p>-174.797638</text:p>
              </table:table-cell>
              <table:table-cell office:value-type="float" office:value="-174.797653">
                <text:p>-174.797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34932">
                <text:p>34.234932</text:p>
              </table:table-cell>
              <table:table-cell office:value-type="float" office:value="-174.802078">
                <text:p>-174.802078</text:p>
              </table:table-cell>
              <table:table-cell office:value-type="float" office:value="-174.780563">
                <text:p>-174.780563</text:p>
              </table:table-cell>
              <table:table-cell office:value-type="float" office:value="-174.780518">
                <text:p>-174.780518</text:p>
              </table:table-cell>
              <table:table-cell office:value-type="float" office:value="-174.780518">
                <text:p>-174.780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7047">
                <text:p>34.247047</text:p>
              </table:table-cell>
              <table:table-cell office:value-type="float" office:value="-174.819824">
                <text:p>-174.819824</text:p>
              </table:table-cell>
              <table:table-cell office:value-type="float" office:value="-174.775543">
                <text:p>-174.775543</text:p>
              </table:table-cell>
              <table:table-cell office:value-type="float" office:value="-174.775513">
                <text:p>-174.775513</text:p>
              </table:table-cell>
              <table:table-cell office:value-type="float" office:value="-174.775513">
                <text:p>-174.775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054">
                <text:p>34.249054</text:p>
              </table:table-cell>
              <table:table-cell office:value-type="float" office:value="-174.826569">
                <text:p>-174.826569</text:p>
              </table:table-cell>
              <table:table-cell office:value-type="float" office:value="-174.774719">
                <text:p>-174.774719</text:p>
              </table:table-cell>
              <table:table-cell office:value-type="float" office:value="-174.774689">
                <text:p>-174.774689</text:p>
              </table:table-cell>
              <table:table-cell office:value-type="float" office:value="-174.774689">
                <text:p>-174.774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378">
                <text:p>34.249378</text:p>
              </table:table-cell>
              <table:table-cell office:value-type="float" office:value="-174.827667">
                <text:p>-174.827667</text:p>
              </table:table-cell>
              <table:table-cell office:value-type="float" office:value="-174.774582">
                <text:p>-174.774582</text:p>
              </table:table-cell>
              <table:table-cell office:value-type="float" office:value="-174.774551">
                <text:p>-174.774551</text:p>
              </table:table-cell>
              <table:table-cell office:value-type="float" office:value="-174.774551">
                <text:p>-174.774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1">
                <text:p>34.249691</text:p>
              </table:table-cell>
              <table:table-cell office:value-type="float" office:value="-174.826996">
                <text:p>-174.826996</text:p>
              </table:table-cell>
              <table:table-cell office:value-type="float" office:value="-174.774445">
                <text:p>-174.774445</text:p>
              </table:table-cell>
              <table:table-cell office:value-type="float" office:value="-174.774414">
                <text:p>-174.774414</text:p>
              </table:table-cell>
              <table:table-cell office:value-type="float" office:value="-174.774414">
                <text:p>-174.774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0004">
                <text:p>34.250004</text:p>
              </table:table-cell>
              <table:table-cell office:value-type="float" office:value="-174.827408">
                <text:p>-174.827408</text:p>
              </table:table-cell>
              <table:table-cell office:value-type="float" office:value="-174.774323">
                <text:p>-174.774323</text:p>
              </table:table-cell>
              <table:table-cell office:value-type="float" office:value="-174.774292">
                <text:p>-174.774292</text:p>
              </table:table-cell>
              <table:table-cell office:value-type="float" office:value="-174.774292">
                <text:p>-174.774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17">
                <text:p>34.250317</text:p>
              </table:table-cell>
              <table:table-cell office:value-type="float" office:value="-174.826767">
                <text:p>-174.826767</text:p>
              </table:table-cell>
              <table:table-cell office:value-type="float" office:value="-174.774185">
                <text:p>-174.774185</text:p>
              </table:table-cell>
              <table:table-cell office:value-type="float" office:value="-174.774155">
                <text:p>-174.774155</text:p>
              </table:table-cell>
              <table:table-cell office:value-type="float" office:value="-174.774155">
                <text:p>-174.774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629">
                <text:p>34.250629</text:p>
              </table:table-cell>
              <table:table-cell office:value-type="float" office:value="-174.827362">
                <text:p>-174.827362</text:p>
              </table:table-cell>
              <table:table-cell office:value-type="float" office:value="-174.774063">
                <text:p>-174.774063</text:p>
              </table:table-cell>
              <table:table-cell office:value-type="float" office:value="-174.774033">
                <text:p>-174.774033</text:p>
              </table:table-cell>
              <table:table-cell office:value-type="float" office:value="-174.774033">
                <text:p>-174.774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42">
                <text:p>34.250942</text:p>
              </table:table-cell>
              <table:table-cell office:value-type="float" office:value="-174.827805">
                <text:p>-174.827805</text:p>
              </table:table-cell>
              <table:table-cell office:value-type="float" office:value="-174.773926">
                <text:p>-174.773926</text:p>
              </table:table-cell>
              <table:table-cell office:value-type="float" office:value="-174.773895">
                <text:p>-174.773895</text:p>
              </table:table-cell>
              <table:table-cell office:value-type="float" office:value="-174.773895">
                <text:p>-174.773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255">
                <text:p>34.251255</text:p>
              </table:table-cell>
              <table:table-cell office:value-type="float" office:value="-174.827103">
                <text:p>-174.827103</text:p>
              </table:table-cell>
              <table:table-cell office:value-type="float" office:value="-174.773804">
                <text:p>-174.773804</text:p>
              </table:table-cell>
              <table:table-cell office:value-type="float" office:value="-174.773773">
                <text:p>-174.773773</text:p>
              </table:table-cell>
              <table:table-cell office:value-type="float" office:value="-174.773773">
                <text:p>-174.773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68">
                <text:p>34.251568</text:p>
              </table:table-cell>
              <table:table-cell office:value-type="float" office:value="-174.827621">
                <text:p>-174.827621</text:p>
              </table:table-cell>
              <table:table-cell office:value-type="float" office:value="-174.773666">
                <text:p>-174.773666</text:p>
              </table:table-cell>
              <table:table-cell office:value-type="float" office:value="-174.773636">
                <text:p>-174.773636</text:p>
              </table:table-cell>
              <table:table-cell office:value-type="float" office:value="-174.773636">
                <text:p>-174.77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45">
                <text:p>34.251945</text:p>
              </table:table-cell>
              <table:table-cell office:value-type="float" office:value="-174.825348">
                <text:p>-174.825348</text:p>
              </table:table-cell>
              <table:table-cell office:value-type="float" office:value="-174.773514">
                <text:p>-174.773514</text:p>
              </table:table-cell>
              <table:table-cell office:value-type="float" office:value="-174.773483">
                <text:p>-174.773483</text:p>
              </table:table-cell>
              <table:table-cell office:value-type="float" office:value="-174.773483">
                <text:p>-174.77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4566">
                <text:p>34.254566</text:p>
              </table:table-cell>
              <table:table-cell office:value-type="float" office:value="-174.811859">
                <text:p>-174.811859</text:p>
              </table:table-cell>
              <table:table-cell office:value-type="float" office:value="-174.77243">
                <text:p>-174.77243</text:p>
              </table:table-cell>
              <table:table-cell office:value-type="float" office:value="-174.7724">
                <text:p>-174.7724</text:p>
              </table:table-cell>
              <table:table-cell office:value-type="float" office:value="-174.7724">
                <text:p>-174.7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6445">
                <text:p>34.26445</text:p>
              </table:table-cell>
              <table:table-cell office:value-type="float" office:value="-174.786224">
                <text:p>-174.786224</text:p>
              </table:table-cell>
              <table:table-cell office:value-type="float" office:value="-174.768326">
                <text:p>-174.768326</text:p>
              </table:table-cell>
              <table:table-cell office:value-type="float" office:value="-174.768295">
                <text:p>-174.768295</text:p>
              </table:table-cell>
              <table:table-cell office:value-type="float" office:value="-174.768295">
                <text:p>-174.768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89936">
                <text:p>34.289936</text:p>
              </table:table-cell>
              <table:table-cell office:value-type="float" office:value="-174.767746">
                <text:p>-174.767746</text:p>
              </table:table-cell>
              <table:table-cell office:value-type="float" office:value="-174.757767">
                <text:p>-174.757767</text:p>
              </table:table-cell>
              <table:table-cell office:value-type="float" office:value="-174.757736">
                <text:p>-174.757736</text:p>
              </table:table-cell>
              <table:table-cell office:value-type="float" office:value="-174.757736">
                <text:p>-174.757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327381">
                <text:p>34.327381</text:p>
              </table:table-cell>
              <table:table-cell office:value-type="float" office:value="-174.750458">
                <text:p>-174.750458</text:p>
              </table:table-cell>
              <table:table-cell office:value-type="float" office:value="-174.742249">
                <text:p>-174.742249</text:p>
              </table:table-cell>
              <table:table-cell office:value-type="float" office:value="-174.742233">
                <text:p>-174.742233</text:p>
              </table:table-cell>
              <table:table-cell office:value-type="float" office:value="-174.742233">
                <text:p>-174.742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395901">
                <text:p>34.395901</text:p>
              </table:table-cell>
              <table:table-cell office:value-type="float" office:value="-174.734146">
                <text:p>-174.734146</text:p>
              </table:table-cell>
              <table:table-cell office:value-type="float" office:value="-174.713852">
                <text:p>-174.713852</text:p>
              </table:table-cell>
              <table:table-cell office:value-type="float" office:value="-174.713852">
                <text:p>-174.713852</text:p>
              </table:table-cell>
              <table:table-cell office:value-type="float" office:value="-174.713852">
                <text:p>-174.713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469242">
                <text:p>34.469242</text:p>
              </table:table-cell>
              <table:table-cell office:value-type="float" office:value="-174.701157">
                <text:p>-174.701157</text:p>
              </table:table-cell>
              <table:table-cell office:value-type="float" office:value="-174.683441">
                <text:p>-174.683441</text:p>
              </table:table-cell>
              <table:table-cell office:value-type="float" office:value="-174.683441">
                <text:p>-174.683441</text:p>
              </table:table-cell>
              <table:table-cell office:value-type="float" office:value="-174.683441">
                <text:p>-174.683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97321">
                <text:p>34.597321</text:p>
              </table:table-cell>
              <table:table-cell office:value-type="float" office:value="-174.614166">
                <text:p>-174.614166</text:p>
              </table:table-cell>
              <table:table-cell office:value-type="float" office:value="-174.630356">
                <text:p>-174.630356</text:p>
              </table:table-cell>
              <table:table-cell office:value-type="float" office:value="-174.630341">
                <text:p>-174.630341</text:p>
              </table:table-cell>
              <table:table-cell office:value-type="float" office:value="-174.630341">
                <text:p>-174.630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128105">
                <text:p>35.128105</text:p>
              </table:table-cell>
              <table:table-cell office:value-type="float" office:value="-174.445099">
                <text:p>-174.445099</text:p>
              </table:table-cell>
              <table:table-cell office:value-type="float" office:value="-174.410355">
                <text:p>-174.410355</text:p>
              </table:table-cell>
              <table:table-cell office:value-type="float" office:value="-174.41008">
                <text:p>-174.41008</text:p>
              </table:table-cell>
              <table:table-cell office:value-type="float" office:value="-174.409958">
                <text:p>-174.4099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915936">
                <text:p>35.915936</text:p>
              </table:table-cell>
              <table:table-cell office:value-type="float" office:value="-174.127029">
                <text:p>-174.127029</text:p>
              </table:table-cell>
              <table:table-cell office:value-type="float" office:value="-174.083801">
                <text:p>-174.083801</text:p>
              </table:table-cell>
              <table:table-cell office:value-type="float" office:value="-174.082474">
                <text:p>-174.082474</text:p>
              </table:table-cell>
              <table:table-cell office:value-type="float" office:value="-174.081131">
                <text:p>-174.081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829586">
                <text:p>36.829586</text:p>
              </table:table-cell>
              <table:table-cell office:value-type="float" office:value="-173.712921">
                <text:p>-173.712921</text:p>
              </table:table-cell>
              <table:table-cell office:value-type="float" office:value="-173.705109">
                <text:p>-173.705109</text:p>
              </table:table-cell>
              <table:table-cell office:value-type="float" office:value="-173.701538">
                <text:p>-173.701538</text:p>
              </table:table-cell>
              <table:table-cell office:value-type="float" office:value="-173.695618">
                <text:p>-173.695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895199">
                <text:p>37.895199</text:p>
              </table:table-cell>
              <table:table-cell office:value-type="float" office:value="-173.233337">
                <text:p>-173.233337</text:p>
              </table:table-cell>
              <table:table-cell office:value-type="float" office:value="-173.263428">
                <text:p>-173.263428</text:p>
              </table:table-cell>
              <table:table-cell office:value-type="float" office:value="-173.255875">
                <text:p>-173.255875</text:p>
              </table:table-cell>
              <table:table-cell office:value-type="float" office:value="-173.237671">
                <text:p>-173.237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